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fo:color="#004dbb" style:font-name="Calibri1" fo:font-size="14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4pt" fo:font-weight="normal" fo:background-color="transparent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tat 3</text:p>
      <text:p text:style-name="P3"/>
      <text:p text:style-name="P2">1) Quin temps farà a Girona el 23 de maig a les 14.00?</text:p>
      <text:p text:style-name="P3"/>
      <text:p text:style-name="P4">//poblacio[nom="Girona"]/data[@dia="23-05-2018"]/previsio[@hora="14:00"]</text:p>
      <text:p text:style-name="P3"/>
      <text:p text:style-name="P2">2) Quina quantitat de pluja caurà a Salt el dia 22 de maig?</text:p>
      <text:p text:style-name="P3"/>
      <text:p text:style-name="P4">//poblacio[nom="Salt"]/data[@dia="22-05-2018"]/pluja</text:p>
      <text:p text:style-name="P3"/>
      <text:p text:style-name="P2">3) Quins dies plourà a Olot?</text:p>
      <text:p text:style-name="P3"/>
      <text:p text:style-name="P4">//poblacio[nom="Olot"]/data[pluja]/@dia</text:p>
      <text:p text:style-name="P3"/>
      <text:p text:style-name="P3"/>
      <text:p text:style-name="P4">//poblacio[nom="Olot"]//pluja/../@dia</text:p>
      <text:p text:style-name="P3"/>
      <text:p text:style-name="P3"/>
      <text:p text:style-name="P2">4) En quines poblacions plourà durant aquests dies?</text:p>
      <text:p text:style-name="P3"/>
      <text:p text:style-name="P4">//pluja/../../nom</text:p>
      <text:p text:style-name="P3"/>
      <text:p text:style-name="P2">5) Quines són totes les temperatures previstes per a les 8 del matí a Camprodon?</text:p>
      <text:p text:style-name="P3"/>
      <text:p text:style-name="P4">//poblacio[nom="Camprodon"]//previsio[@hora="08:00"]/graus</text:p>
      <text:p text:style-name="P3"/>
      <text:p text:style-name="P2">6) En quina població hi haurà 24 graus a les 8 del matí?</text:p>
      <text:p text:style-name="P3"/>
      <text:p text:style-name="P4">//previsio[@hora="08:00" and graus = 24]/../../nom</text:p>
      <text:p text:style-name="P3"/>
      <text:p text:style-name="P2">7) Quina és la mitjana de temperatures de l'Alt Empordà?</text:p>
      <text:p text:style-name="P3"/>
      <text:p text:style-name="P4">/avg(//poblacio[comarca="Alt Empordà"]//graus)</text:p>
      <text:p text:style-name="P3"/>
      <text:p text:style-name="P2">8) En quin lloc hi haurà la temperatura més alta? </text:p>
      <text:p text:style-name="P3"/>
      <text:p text:style-name="P4">Mirant els graus</text:p>
      <text:p text:style-name="P3"/>
      <text:p text:style-name="P4">//poblacio[.//graus=/max(//poblacio//graus)]/nom</text:p>
      <text:p text:style-name="P3"/>
      <text:p text:style-name="P4">Mirant màximes</text:p>
      <text:p text:style-name="P3"/>
      <text:p text:style-name="P4">//poblacio[.//maxima=/max(//maxima)]/nom</text:p>
      <text:p text:style-name="P3"/>
      <text:p text:style-name="P1">Activitat 4</text:p>
      <text:p text:style-name="P3"/>
      <text:p text:style-name="P2">1) Nom de la Universitat.</text:p>
      <text:p text:style-name="P3"><text:soft-page-break/></text:p>
      <text:p text:style-name="P4">/universidad/nombre</text:p>
      <text:p text:style-name="P3"/>
      <text:p text:style-name="P2">2) País de la Universitat.</text:p>
      <text:p text:style-name="P3"/>
      <text:p text:style-name="P4">/universidad/pais</text:p>
      <text:p text:style-name="P3"/>
      <text:p text:style-name="P2">3) Noms de les carreres.</text:p>
      <text:p text:style-name="P3"/>
      <text:p text:style-name="P4">//carrera/nombre</text:p>
      <text:p text:style-name="P3"/>
      <text:p text:style-name="P2">4) Anys de pla d'estudi de les carreres.</text:p>
      <text:p text:style-name="P3"/>
      <text:p text:style-name="P4">/distinct-values(//carrera/plan)</text:p>
      <text:p text:style-name="P3"/>
      <text:p text:style-name="P2">5) Noms de tots els alumnes.</text:p>
      <text:p text:style-name="P3"/>
      <text:p text:style-name="P4">//alumno/nombre</text:p>
      <text:p text:style-name="P3"/>
      <text:p text:style-name="P2">6) Identificadors de totes les carreres.</text:p>
      <text:p text:style-name="P3"/>
      <text:p text:style-name="P4">//carrera/@id/</text:p>
      <text:p text:style-name="P3"/>
      <text:p text:style-name="P2">7) Dades de la carrera amb id = c01.</text:p>
      <text:p text:style-name="P3"/>
      <text:p text:style-name="P4">//carrera[@id="c01"]</text:p>
      <text:p text:style-name="P3"/>
      <text:p text:style-name="P2">8) Centre en que s'estudia de la carrera amb id = c02.</text:p>
      <text:p text:style-name="P3"/>
      <text:p text:style-name="P4">//carrera[@id="c02"]/centro</text:p>
      <text:p text:style-name="P3"/>
      <text:p text:style-name="P2">9) Nom de les carreres que tinguin subdirector.</text:p>
      <text:p text:style-name="P3"/>
      <text:p text:style-name="P4">//carrera[subdirector]/nombre</text:p>
      <text:p text:style-name="P3"/>
      <text:p text:style-name="P4"><text:s/>o</text:p>
      <text:p text:style-name="P3"/>
      <text:p text:style-name="P4">//carrera/subdirector/../nombre</text:p>
      <text:p text:style-name="P3"/>
      <text:p text:style-name="P2">10) Nom dels alumnes que estan fent el projecte.</text:p>
      <text:p text:style-name="P3"/>
      <text:p text:style-name="P4">//proyecto/../../nombre</text:p>
      <text:p text:style-name="P3"/>
      <text:p text:style-name="P2">11) Codi de les carreres en les que hi ha algun alumne matriculat.</text:p>
      <text:p text:style-name="P3"/>
      <text:p text:style-name="P4">/distinct-values(//alumno//carrera/@codigo)</text:p>
      <text:p text:style-name="P3"/>
      <text:p text:style-name="P2"><text:soft-page-break/>12) Cognoms i nom dels alumnes amb beca.</text:p>
      <text:p text:style-name="P3"/>
      <text:p text:style-name="P4">//alumno[@beca="si"]/nombre | //alumno[@beca="si"]/apellido1 | //alumno[@beca="si"]/apellido2</text:p>
      <text:p text:style-name="P3"/>
      <text:p text:style-name="P2">13) Nom de les assignatures de la titulació c04.</text:p>
      <text:p text:style-name="P3"/>
      <text:p text:style-name="P4">//asignatura[@titulacion="c04"]/nombre</text:p>
      <text:p text:style-name="P3"/>
      <text:p text:style-name="P2">14) Nom de les assignatures de segon trimestre.</text:p>
      <text:p text:style-name="P2"/>
      <text:p text:style-name="P4">//asignatura[trimestre=2]/nombre</text:p>
      <text:p text:style-name="P3"/>
      <text:p text:style-name="P2">15) Nom de les assignatures que no tenen 4 crèdits teòrics.</text:p>
      <text:p text:style-name="P2"/>
      <text:p text:style-name="P4">//asignatura[creditos_teoricos!=4]/nombre</text:p>
      <text:p text:style-name="P3"/>
      <text:p text:style-name="P2">16) Codi de la carrera que estudia l'últim alumne.</text:p>
      <text:p text:style-name="P2"/>
      <text:p text:style-name="P4">//alumno[last()]//carrera/@codigo</text:p>
      <text:p text:style-name="P3"/>
      <text:p text:style-name="P2">17) Codi de les assignatures que estudien dones.</text:p>
      <text:p text:style-name="P2"/>
      <text:p text:style-name="P4">/distinct-values(//alumno[sexo="Mujer"]//asignatura/@codigo)</text:p>
      <text:p text:style-name="P3"/>
      <text:p text:style-name="P2">18) Nom dels alumnes matriculats en l'assignatura a02.</text:p>
      <text:p text:style-name="P2"/>
      <text:p text:style-name="P4">//asignatura[@codigo="a02"]/../../../nombre</text:p>
      <text:p text:style-name="P3"/>
      <text:p text:style-name="P2">19) Codi de les carreres que estudien els alumnes matriculats en alguna assignatura.</text:p>
      <text:p text:style-name="P2"/>
      <text:p text:style-name="P4">//alumno[//asignatura]/estudios/carrera/@codigo</text:p>
      <text:p text:style-name="P3"/>
      <text:p text:style-name="P2">20) Cognoms de tots els homes.</text:p>
      <text:p text:style-name="P3"/>
      <text:p text:style-name="P4">//alumno[sexo="Hombre"]/apellido1 | //alumno[sexo="Hombre"]/apellido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3T18:03:54.47</dc:date>
    <meta:editing-duration>PT15M10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3" meta:paragraph-count="64" meta:word-count="306" meta:character-count="2583"/>
  </office:meta>
</office:document-meta>
</file>